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Helvetica, Arial, sans-serif"/>
    <style:font-face style:name="Lohit Devanagari1" svg:font-family="'Lohit Devanagari'"/>
    <style:font-face style:name="Roboto1" svg:font-family="Roboto, Arial, sans-serif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loext:contextual-spacing="false" style:line-height-at-least="1.138cm" fo:orphans="2" fo:widows="2" fo:text-indent="0cm" style:auto-text-indent="false"/>
      <style:text-properties fo:font-variant="normal" fo:text-transform="none" fo:color="#202124" style:font-name="Google Sans" fo:font-size="24pt" fo:letter-spacing="normal" fo:font-style="normal" fo:font-weight="normal" fo:background-color="#ffffff" loext:padding-left="0.635cm" loext:padding-right="0.635cm" loext:padding-top="0.582cm" loext:padding-bottom="0.635cm" loext:border="0.06pt solid #dadce0"/>
    </style:style>
    <style:style style:name="P2" style:family="paragraph" style:parent-style-name="Standard">
      <style:paragraph-properties fo:margin-top="0.318cm" fo:margin-bottom="0.247cm" loext:contextual-spacing="false" style:line-height-at-least="0.529cm" fo:orphans="2" fo:widows="2"/>
      <style:text-properties fo:font-variant="normal" fo:text-transform="none" fo:color="#202124" style:font-name="Roboto1" fo:font-size="15pt" fo:letter-spacing="normal" fo:font-style="normal" fo:font-weight="normal" fo:background-color="#ffffff" loext:padding-left="0.635cm" loext:padding-right="0.635cm" loext:padding-top="0.582cm" loext:padding-bottom="0.635cm" loext:border="0.06pt solid #dadce0"/>
    </style:style>
    <style:style style:name="P3" style:family="paragraph" style:parent-style-name="Standard">
      <style:paragraph-properties fo:margin-left="0.499cm" fo:margin-right="0cm" fo:margin-top="0.199cm" fo:margin-bottom="0.199cm" loext:contextual-spacing="false" fo:line-height="100%" fo:orphans="2" fo:widows="2" fo:text-indent="0cm" style:auto-text-indent="false"/>
      <style:text-properties fo:font-variant="normal" fo:text-transform="none" fo:color="#202124" style:font-name="Roboto1" fo:font-size="12pt" fo:letter-spacing="normal" fo:font-style="normal" fo:font-weight="normal" officeooo:rsid="001f6386" officeooo:paragraph-rsid="001f6386" fo:background-color="#ffffff" style:font-size-asian="10.5pt" style:font-size-complex="12pt" loext:padding-left="0.635cm" loext:padding-right="0.635cm" loext:padding-top="0.582cm" loext:padding-bottom="0.635cm" loext:border="0.06pt solid #dadce0"/>
    </style:style>
    <style:style style:name="P4" style:family="paragraph" style:parent-style-name="Standard">
      <style:paragraph-properties fo:margin-left="0.499cm" fo:margin-right="0cm" fo:margin-top="0.499cm" fo:margin-bottom="0cm" loext:contextual-spacing="false" fo:line-height="200%" fo:text-indent="0cm" style:auto-text-indent="false" fo:padding="0.049cm" fo:border="0.51pt solid #000000" style:shadow="none"/>
      <style:text-properties fo:color="#202124" style:font-name="Google Sans" fo:font-size="12pt" fo:letter-spacing="normal" fo:font-weight="normal"/>
    </style:style>
    <style:style style:name="P5" style:family="paragraph" style:parent-style-name="Standard">
      <style:paragraph-properties fo:margin-left="0.499cm" fo:margin-right="0cm" fo:margin-top="0.499cm" fo:margin-bottom="0cm" loext:contextual-spacing="false" fo:line-height="200%" fo:orphans="2" fo:widows="2" fo:text-indent="0cm" style:auto-text-indent="false" fo:padding="0.049cm" fo:border="0.51pt solid #000000" style:shadow="none"/>
      <style:text-properties fo:color="#202124" style:font-name="Google Sans" fo:font-size="12pt" fo:letter-spacing="normal" fo:font-weight="normal"/>
    </style:style>
    <style:style style:name="P6" style:family="paragraph" style:parent-style-name="Standard">
      <style:paragraph-properties fo:margin-left="0.499cm" fo:margin-right="0cm" fo:margin-top="0.499cm" fo:margin-bottom="0cm" loext:contextual-spacing="false" fo:line-height="200%" fo:orphans="2" fo:widows="2" fo:text-indent="0cm" style:auto-text-indent="false" fo:padding="0.049cm" fo:border="0.51pt solid #000000" style:shadow="none"/>
    </style:style>
    <style:style style:name="P7" style:family="paragraph" style:parent-style-name="Standard">
      <style:paragraph-properties fo:margin-left="0.499cm" fo:margin-right="0cm" fo:margin-top="0.499cm" fo:margin-bottom="0cm" loext:contextual-spacing="false" fo:line-height="200%" fo:orphans="2" fo:widows="2" fo:text-indent="0cm" style:auto-text-indent="false" fo:padding="0.049cm" fo:border="0.51pt solid #000000" style:shadow="none"/>
      <style:text-properties officeooo:paragraph-rsid="001f6386"/>
    </style:style>
    <style:style style:name="P8" style:family="paragraph" style:parent-style-name="Standard">
      <style:paragraph-properties fo:margin-left="0cm" fo:margin-right="0cm" fo:margin-top="0.199cm" fo:margin-bottom="0.199cm" loext:contextual-spacing="false" fo:line-height="100%" fo:orphans="2" fo:widows="2" fo:text-indent="0cm" style:auto-text-indent="false"/>
      <style:text-properties fo:color="#202124" style:font-name="Google Sans" fo:font-size="12pt" fo:letter-spacing="normal" fo:font-weight="normal"/>
    </style:style>
    <style:style style:name="T1" style:family="text">
      <style:text-properties fo:color="#d93025"/>
    </style:style>
    <style:style style:name="T2" style:family="text">
      <style:text-properties fo:color="#d93025" style:font-name="Google Sans" fo:font-size="12pt" fo:letter-spacing="normal" fo:font-weight="normal"/>
    </style:style>
    <style:style style:name="T3" style:family="text">
      <style:text-properties fo:color="#d93025" officeooo:rsid="001f6386"/>
    </style:style>
    <style:style style:name="T4" style:family="text">
      <style:text-properties fo:color="#202124" style:font-name="Google Sans" fo:font-size="12pt" fo:letter-spacing="normal" fo:font-weight="normal"/>
    </style:style>
    <style:style style:name="T5" style:family="text">
      <style:text-properties fo:font-variant="normal" fo:text-transform="none" fo:color="#202124" style:font-name="Roboto1" fo:font-size="10.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202124" style:font-name="Roboto1" fo:font-size="10.5pt" fo:letter-spacing="normal" fo:font-style="normal" fo:font-weight="normal" officeooo:rsid="001f6386" fo:background-color="#ffffff" loext:char-shading-value="0" loext:padding="0cm" loext:border="none"/>
    </style:style>
    <style:style style:name="T7" style:family="text">
      <style:text-properties fo:font-variant="normal" fo:text-transform="none" style:font-name="Roboto1" fo:font-size="10.5pt" fo:font-style="normal" fo:background-color="#ffffff" loext:char-shading-value="0" loext:padding="0cm" loext:border="none"/>
    </style:style>
    <style:style style:name="T8" style:family="text">
      <style:text-properties fo:font-variant="normal" fo:text-transform="none" style:font-name="Roboto1" fo:font-size="10.5pt" fo:font-style="normal" officeooo:rsid="001f6386" fo:background-color="#ffffff" loext:char-shading-value="0" loext:padding="0cm" loext:border="none"/>
    </style:style>
    <style:style style:name="T9" style:family="text">
      <style:text-properties fo:color="#1e2125"/>
    </style:style>
    <style:style style:name="T10" style:family="text">
      <style:text-properties fo:color="#1e2125" officeooo:rsid="001f6386"/>
    </style:style>
    <style:style style:name="T11" style:family="text">
      <style:text-properties fo:color="#1e2125" style:font-name="Google Sans" fo:font-size="12pt" fo:letter-spacing="normal" fo:font-weight="normal"/>
    </style:style>
    <style:style style:name="T12" style:family="text">
      <style:text-properties fo:color="#1e2125" style:font-name="Google Sans" fo:font-size="12pt" fo:letter-spacing="normal" fo:font-weight="normal" officeooo:rsid="001f6386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officeooo:rsid="001f6386" style:font-size-asian="22pt" style:font-size-complex="22pt"/>
    </style:style>
    <style:style style:name="T15" style:family="text">
      <style:text-properties style:font-size-asian="15pt" style:font-size-complex="15pt"/>
    </style:style>
    <style:style style:name="T16" style:family="text">
      <style:text-properties fo:color="#ce181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1.5pt solid #5f636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1" text:anchor-type="page" text:anchor-page-number="1" svg:x="0cm" svg:y="0cm" svg:width="0.529cm" draw:z-index="0">
        <draw:text-box fo:min-height="0.529cm">
          <text:p text:style-name="Text_20_body"/>
        </draw:text-box>
      </draw:frame>
      <draw:frame draw:style-name="fr2" draw:name="Cadre12" text:anchor-type="page" text:anchor-page-number="1" svg:x="0cm" svg:y="0cm" svg:width="0.529cm" draw:z-index="1">
        <draw:text-box fo:min-height="0.529cm">
          <text:p text:style-name="Text_20_body"/>
        </draw:text-box>
      </draw:frame>
      <draw:frame draw:style-name="fr1" draw:name="Cadre13" text:anchor-type="page" text:anchor-page-number="1" svg:x="0cm" svg:y="0cm" svg:width="0.529cm" draw:z-index="2">
        <draw:text-box fo:min-height="0.529cm">
          <text:p text:style-name="Text_20_body"/>
        </draw:text-box>
      </draw:frame>
      <draw:frame draw:style-name="fr2" draw:name="Cadre14" text:anchor-type="page" text:anchor-page-number="1" svg:x="0cm" svg:y="0cm" svg:width="0.529cm" draw:z-index="3">
        <draw:text-box fo:min-height="0.529cm">
          <text:p text:style-name="Text_20_body"/>
        </draw:text-box>
      </draw:frame>
      <draw:frame draw:style-name="fr1" draw:name="Cadre17" text:anchor-type="page" text:anchor-page-number="1" svg:x="0cm" svg:y="0cm" svg:width="0.529cm" draw:z-index="4">
        <draw:text-box fo:min-height="0.529cm">
          <text:p text:style-name="Text_20_body"/>
        </draw:text-box>
      </draw:frame>
      <draw:frame draw:style-name="fr2" draw:name="Cadre18" text:anchor-type="page" text:anchor-page-number="1" svg:x="0cm" svg:y="0cm" svg:width="0.529cm" draw:z-index="5">
        <draw:text-box fo:min-height="0.529cm">
          <text:p text:style-name="Text_20_body"/>
        </draw:text-box>
      </draw:frame>
      <draw:frame draw:style-name="fr1" draw:name="Cadre19" text:anchor-type="page" text:anchor-page-number="1" svg:x="0cm" svg:y="0cm" svg:width="0.529cm" draw:z-index="6">
        <draw:text-box fo:min-height="0.529cm">
          <text:p text:style-name="Text_20_body"/>
        </draw:text-box>
      </draw:frame>
      <draw:frame draw:style-name="fr2" draw:name="Cadre20" text:anchor-type="page" text:anchor-page-number="1" svg:x="0cm" svg:y="0cm" svg:width="0.529cm" draw:z-index="7">
        <draw:text-box fo:min-height="0.529cm">
          <text:p text:style-name="Text_20_body"/>
        </draw:text-box>
      </draw:frame>
      <draw:frame draw:style-name="fr1" draw:name="Cadre21" text:anchor-type="page" text:anchor-page-number="1" svg:x="0cm" svg:y="0cm" svg:width="0.529cm" draw:z-index="8">
        <draw:text-box fo:min-height="0.529cm">
          <text:p text:style-name="Text_20_body"/>
        </draw:text-box>
      </draw:frame>
      <draw:frame draw:style-name="fr2" draw:name="Cadre22" text:anchor-type="page" text:anchor-page-number="1" svg:x="0cm" svg:y="0cm" svg:width="0.529cm" draw:z-index="9">
        <draw:text-box fo:min-height="0.529cm">
          <text:p text:style-name="Text_20_body"/>
        </draw:text-box>
      </draw:frame>
      <draw:frame draw:style-name="fr1" draw:name="Cadre23" text:anchor-type="page" text:anchor-page-number="1" svg:x="0cm" svg:y="0cm" svg:width="0.529cm" draw:z-index="10">
        <draw:text-box fo:min-height="0.529cm">
          <text:p text:style-name="Text_20_body"/>
        </draw:text-box>
      </draw:frame>
      <draw:frame draw:style-name="fr2" draw:name="Cadre24" text:anchor-type="page" text:anchor-page-number="1" svg:x="0cm" svg:y="0cm" svg:width="0.529cm" draw:z-index="11">
        <draw:text-box fo:min-height="0.529cm">
          <text:p text:style-name="Text_20_body"/>
        </draw:text-box>
      </draw:frame>
      <draw:frame draw:style-name="fr1" draw:name="Cadre25" text:anchor-type="page" text:anchor-page-number="1" svg:x="0cm" svg:y="0cm" svg:width="0.529cm" draw:z-index="12">
        <draw:text-box fo:min-height="0.529cm">
          <text:p text:style-name="Text_20_body"/>
        </draw:text-box>
      </draw:frame>
      <draw:frame draw:style-name="fr2" draw:name="Cadre26" text:anchor-type="page" text:anchor-page-number="1" svg:x="0cm" svg:y="0cm" svg:width="0.529cm" draw:z-index="13">
        <draw:text-box fo:min-height="0.529cm">
          <text:p text:style-name="Text_20_body"/>
        </draw:text-box>
      </draw:frame>
      <draw:frame draw:style-name="fr1" draw:name="Cadre27" text:anchor-type="page" text:anchor-page-number="1" svg:x="0cm" svg:y="0cm" svg:width="0.529cm" draw:z-index="14">
        <draw:text-box fo:min-height="0.529cm">
          <text:p text:style-name="Text_20_body"/>
        </draw:text-box>
      </draw:frame>
      <draw:frame draw:style-name="fr2" draw:name="Cadre28" text:anchor-type="page" text:anchor-page-number="1" svg:x="0cm" svg:y="0cm" svg:width="0.529cm" draw:z-index="15">
        <draw:text-box fo:min-height="0.529cm">
          <text:p text:style-name="Text_20_body"/>
        </draw:text-box>
      </draw:frame>
      <draw:frame draw:style-name="fr1" draw:name="Cadre31" text:anchor-type="page" text:anchor-page-number="1" svg:x="0cm" svg:y="0cm" svg:width="0.529cm" draw:z-index="16">
        <draw:text-box fo:min-height="0.529cm">
          <text:p text:style-name="Text_20_body"/>
        </draw:text-box>
      </draw:frame>
      <draw:frame draw:style-name="fr2" draw:name="Cadre32" text:anchor-type="page" text:anchor-page-number="1" svg:x="0cm" svg:y="0cm" svg:width="0.529cm" draw:z-index="17">
        <draw:text-box fo:min-height="0.529cm">
          <text:p text:style-name="Text_20_body"/>
        </draw:text-box>
      </draw:frame>
      <text:p text:style-name="P1"><text:span text:style-name="T13">Inscriptions à la ruée noésienne </text:span><text:span text:style-name="T14">2021</text:span></text:p>
      <text:p text:style-name="P2"><text:span text:style-name="T15">Comité de Noès</text:span></text:p>
      <text:p text:style-name="P3"><text:span text:style-name="T16">*</text:span> Champ obligatoire</text:p>
      <text:section text:style-name="Sect1" text:name="i1">
        <text:p text:style-name="P4">Nom<text:bookmark text:name="i4"/><text:span text:style-name="T1"> * </text:span><text:span text:style-name="T9">:</text:span><text:span text:style-name="T1"><text:tab/><text:tab/><text:tab/><text:tab/><text:tab/></text:span><text:span text:style-name="T10">Prénom </text:span><text:span text:style-name="T3">*</text:span><text:span text:style-name="T10"> :</text:span></text:p>
      </text:section>
      <text:section text:style-name="Sect1" text:name="i9">
        <text:p text:style-name="P5">Adresse e-mail<text:bookmark text:name="i12"/><text:span text:style-name="T1"> * </text:span><text:span text:style-name="T9">:</text:span></text:p>
      </text:section>
      <text:section text:style-name="Sect1" text:name="i13">
        <text:p text:style-name="P5">Adresse<text:bookmark text:name="i16"/><text:span text:style-name="T1"> * </text:span><text:span text:style-name="T9">:</text:span></text:p>
      </text:section>
      <text:section text:style-name="Sect1" text:name="i17">
        <text:p text:style-name="P5">Numéro de téléphone :</text:p>
      </text:section>
      <text:section text:style-name="Sect1" text:name="i21">
        <text:p text:style-name="P6"><text:span text:style-name="T4">Je souhaite participer</text:span><text:bookmark text:name="i24"/><text:span text:style-name="T2"> * </text:span><text:span text:style-name="T11">:<text:tab/></text:span><text:span text:style-name="T12">Oui<text:tab/><text:tab/><text:tab/>Non</text:span></text:p>
      </text:section>
      <text:section text:style-name="Sect1" text:name="i31">
        <text:p text:style-name="P5">Nombre de personnes<text:bookmark text:name="i34"/><text:span text:style-name="T1"> * </text:span><text:span text:style-name="T9">:</text:span></text:p>
      </text:section>
      <text:section text:style-name="Sect1" text:name="i35">
        <text:p text:style-name="P7"><text:span text:style-name="T4">Départ depuis</text:span><text:bookmark text:name="i38"/><text:span text:style-name="T2"> * </text:span><text:span text:style-name="T11">: </text:span><text:span text:style-name="T5">La maison de quartier (</text:span><text:span text:style-name="T6">60</text:span><text:span text:style-name="T5">km)<text:tab/>Depuis le départ famille (2</text:span><text:span text:style-name="T6">1</text:span><text:span text:style-name="T5">km)</text:span></text:p>
      </text:section>
      <text:section text:style-name="Sect1" text:name="i45">
        <text:p text:style-name="P6"><text:span text:style-name="T4">Besoin de transporter mon vélo</text:span><text:bookmark text:name="i48"/><text:span text:style-name="T2"> *</text:span><text:span text:style-name="T11"> :<text:tab/><text:tab/></text:span><text:span text:style-name="T12">Oui<text:tab/><text:tab/>Non</text:span></text:p>
      </text:section>
      <text:section text:style-name="Sect1" text:name="i55">
        <text:p text:style-name="P6"><text:span text:style-name="T4">Besoin de m'amener</text:span><text:bookmark text:name="i58"/><text:span text:style-name="T2"> * </text:span><text:span text:style-name="T11">:<text:tab/></text:span><text:span text:style-name="T12">Oui <text:tab/><text:tab/>Non</text:span></text:p>
      </text:section>
      <text:section text:style-name="Sect1" text:name="i65">
        <text:p text:style-name="P5">Peux amener (nombre de personnes) :</text:p>
      </text:section>
      <text:section text:style-name="Sect1" text:name="i69">
        <text:p text:style-name="P6"><text:span text:style-name="T4">Peux transporter (nombre de vélos) :</text:span>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Helvetica, Arial, sans-serif"/>
    <style:font-face style:name="Lohit Devanagari1" svg:font-family="'Lohit Devanagari'"/>
    <style:font-face style:name="Roboto1" svg:font-family="Roboto, Arial, sans-serif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7:28:45.583245796</meta:creation-date>
    <dc:date>2021-05-20T17:44:48.243850862</dc:date>
    <meta:editing-duration>PT5M42S</meta:editing-duration>
    <meta:editing-cycles>1</meta:editing-cycles>
    <meta:document-statistic meta:table-count="0" meta:image-count="0" meta:object-count="0" meta:page-count="2" meta:paragraph-count="14" meta:word-count="83" meta:character-count="426" meta:non-whitespace-character-count="347"/>
    <meta:generator>LibreOffice/6.0.7.3$Linux_X86_64 LibreOffice_project/00m0$Build-3</meta:generator>
  </office:meta>
</office:document-meta>
</file>